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0d7a50" officeooo:paragraph-rsid="000d7a50" style:text-blinking="false" fo:background-color="transparent" style:font-size-asian="8.75pt" style:font-size-complex="10p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0d7a50" officeooo:paragraph-rsid="000e54ca" style:text-blinking="false" fo:background-color="transparent" style:font-size-asian="8.75pt" style:font-size-complex="10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0d7a50" officeooo:paragraph-rsid="0010187d" style:text-blinking="false" fo:background-color="transparent" style:font-size-asian="8.75pt" style:font-size-complex="10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0fdaf2" officeooo:paragraph-rsid="000fdaf2" style:text-blinking="false" fo:background-color="transparent" style:font-size-asian="8.75pt" style:font-size-complex="10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0fdaf2" officeooo:paragraph-rsid="0010187d" style:text-blinking="false" fo:background-color="transparent" style:font-size-asian="8.75pt" style:font-size-complex="10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0187d" officeooo:paragraph-rsid="0010187d" style:text-blinking="false" fo:background-color="transparent" style:font-size-asian="8.75pt" style:font-size-complex="10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0c6f9" officeooo:paragraph-rsid="0010c6f9" style:text-blinking="false" fo:background-color="transparent" style:font-size-asian="8.75pt" style:font-size-complex="10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0c6f9" officeooo:paragraph-rsid="001256b5" style:text-blinking="false" fo:background-color="transparent" style:font-size-asian="8.75pt" style:font-size-complex="10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f0f0f0" style:text-line-through-style="none" style:text-line-through-type="none" style:font-name="DejaVu Sans Mono" fo:font-size="9pt" fo:font-style="normal" style:text-underline-style="none" fo:font-weight="normal" officeooo:rsid="000fdaf2" officeooo:paragraph-rsid="000fdaf2" style:text-blinking="false" fo:background-color="#133f31" style:font-size-asian="9pt" style:font-style-asian="normal" style:font-weight-asian="normal" style:font-size-complex="10pt"/>
    </style:style>
    <style:style style:name="P10" style:family="paragraph" style:parent-style-name="Standard">
      <style:paragraph-properties fo:text-align="start" style:justify-single-word="false"/>
      <style:text-properties officeooo:paragraph-rsid="0014ba27"/>
    </style:style>
    <style:style style:name="P11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0d7a50" officeooo:paragraph-rsid="000e54ca" style:text-blinking="false" fo:background-color="transparent" style:font-size-asian="8.75pt" style:font-size-complex="10pt"/>
    </style:style>
    <style:style style:name="P12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0d7a50" officeooo:paragraph-rsid="0010187d" style:text-blinking="false" fo:background-color="transparent" style:font-size-asian="8.75pt" style:font-size-complex="10pt"/>
    </style:style>
    <style:style style:name="P13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14" style:family="paragraph" style:parent-style-name="Preformatted_20_Text">
      <style:paragraph-properties fo:text-align="center" style:justify-single-word="false"/>
      <style:text-properties fo:font-size="14pt" officeooo:rsid="000d7a50" officeooo:paragraph-rsid="000d7a50" style:font-size-asian="14pt" style:font-size-complex="14pt"/>
    </style:style>
    <style:style style:name="P15" style:family="paragraph" style:parent-style-name="Preformatted_20_Text">
      <style:paragraph-properties fo:text-align="start" style:justify-single-word="false"/>
      <style:text-properties fo:font-size="16pt" officeooo:rsid="000d7a50" officeooo:paragraph-rsid="000d7a50" style:font-size-asian="16pt" style:font-size-complex="16pt"/>
    </style:style>
    <style:style style:name="P16" style:family="paragraph" style:parent-style-name="Preformatted_20_Text">
      <style:paragraph-properties fo:text-align="start" style:justify-single-word="false"/>
      <style:text-properties fo:font-size="16pt" officeooo:rsid="000d7a50" officeooo:paragraph-rsid="000e54ca" style:font-size-asian="16pt" style:font-size-complex="16pt"/>
    </style:style>
    <style:style style:name="P17" style:family="paragraph" style:parent-style-name="Preformatted_20_Text">
      <style:paragraph-properties fo:text-align="start" style:justify-single-word="false"/>
      <style:text-properties fo:font-size="16pt" officeooo:rsid="000d7a50" officeooo:paragraph-rsid="0010187d" style:font-size-asian="16pt" style:font-size-complex="16pt"/>
    </style:style>
    <style:style style:name="P18" style:family="paragraph" style:parent-style-name="Preformatted_20_Text">
      <style:paragraph-properties fo:text-align="start" style:justify-single-word="false"/>
      <style:text-properties fo:font-size="10pt" officeooo:rsid="000d7a50" officeooo:paragraph-rsid="000d7a50" style:font-size-asian="8.75pt" style:font-size-complex="10pt"/>
    </style:style>
    <style:style style:name="P19" style:family="paragraph" style:parent-style-name="Preformatted_20_Text">
      <style:paragraph-properties fo:text-align="center" style:justify-single-word="false">
        <style:tab-stops>
          <style:tab-stop style:position="1.3437in"/>
        </style:tab-stops>
      </style:paragraph-properties>
      <style:text-properties fo:font-size="20pt" officeooo:rsid="000d7a50" officeooo:paragraph-rsid="000d7a50" style:font-size-asian="20pt" style:font-size-complex="20p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0fdaf2" officeooo:paragraph-rsid="000fdaf2" style:text-blinking="false" fo:background-color="transparent" style:font-size-asian="8.75pt" style:font-size-complex="10p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0c6f9" officeooo:paragraph-rsid="001598cc" style:text-blinking="false" fo:background-color="transparent" style:font-size-asian="8.75pt" style:font-size-complex="10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0187d" officeooo:paragraph-rsid="001598cc" style:text-blinking="false" fo:background-color="transparent" style:font-size-asian="8.75pt" style:font-size-complex="10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0d7a50" officeooo:paragraph-rsid="001598cc" style:text-blinking="false" fo:background-color="transparent" style:font-size-asian="8.75pt" style:font-size-complex="10pt"/>
    </style:style>
    <style:style style:name="T1" style:family="text">
      <style:text-properties officeooo:rsid="000e3329"/>
    </style:style>
    <style:style style:name="T2" style:family="text">
      <style:text-properties fo:color="#789deb" style:font-name="DejaVu Sans Mono" fo:font-size="9pt" style:font-size-asian="9pt" style:font-style-asian="normal" style:font-weight-asian="normal"/>
    </style:style>
    <style:style style:name="T3" style:family="text">
      <style:text-properties fo:color="#789deb" style:font-name="DejaVu Sans Mono" fo:font-size="9pt" style:font-size-asian="9pt" style:font-style-asian="normal" style:font-weight-asian="normal"/>
    </style:style>
    <style:style style:name="T4" style:family="text">
      <style:text-properties fo:color="#789deb" style:font-name="DejaVu Sans Mono" fo:font-size="9pt" officeooo:rsid="0010c6f9" style:font-size-asian="9pt" style:font-style-asian="normal" style:font-weight-asian="normal"/>
    </style:style>
    <style:style style:name="T5" style:family="text">
      <style:text-properties fo:color="#789deb" style:font-name="DejaVu Sans Mono" fo:font-size="9pt" fo:font-style="normal" fo:font-weight="normal" style:font-size-asian="9pt" style:font-style-asian="normal" style:font-weight-asian="normal"/>
    </style:style>
    <style:style style:name="T6" style:family="text">
      <style:text-properties fo:color="#39cca1" style:font-name="DejaVu Sans Mono" fo:font-size="9pt" style:font-size-asian="9pt" style:font-style-asian="normal" style:font-weight-asian="normal"/>
    </style:style>
    <style:style style:name="T7" style:family="text">
      <style:text-properties fo:color="#39cca1" style:font-name="DejaVu Sans Mono" fo:font-size="9pt" style:font-size-asian="9pt" style:font-style-asian="normal" style:font-weight-asian="normal"/>
    </style:style>
    <style:style style:name="T8" style:family="text">
      <style:text-properties fo:color="#39cca1" style:font-name="DejaVu Sans Mono" fo:font-size="9pt" officeooo:rsid="0010c6f9" style:font-size-asian="9pt" style:font-style-asian="normal" style:font-weight-asian="normal"/>
    </style:style>
    <style:style style:name="T9" style:family="text">
      <style:text-properties fo:color="#39cca1" style:font-name="DejaVu Sans Mono" fo:font-size="9pt" fo:font-style="normal" fo:font-weight="normal" style:font-size-asian="9pt" style:font-style-asian="normal" style:font-weight-asian="normal"/>
    </style:style>
    <style:style style:name="T10" style:family="text">
      <style:text-properties fo:color="#bdbdbd" style:font-name="DejaVu Sans Mono" fo:font-size="9pt" fo:font-style="normal" fo:font-weight="normal" style:font-size-asian="9pt" style:font-style-asian="normal" style:font-weight-asian="normal"/>
    </style:style>
    <style:style style:name="T11" style:family="text">
      <style:text-properties fo:color="#bdbdbd" style:font-name="DejaVu Sans Mono" fo:font-size="9pt" style:font-size-asian="9pt" style:font-style-asian="normal" style:font-weight-asian="normal"/>
    </style:style>
    <style:style style:name="T12" style:family="text">
      <style:text-properties fo:color="#bdbdbd" style:font-name="DejaVu Sans Mono" fo:font-size="9pt" style:font-size-asian="9pt" style:font-style-asian="normal" style:font-weight-asian="normal"/>
    </style:style>
    <style:style style:name="T13" style:family="text">
      <style:text-properties fo:color="#bdbdbd" style:font-name="DejaVu Sans Mono" fo:font-size="9pt" officeooo:rsid="0010c6f9" style:font-size-asian="9pt" style:font-style-asian="normal" style:font-weight-asian="normal"/>
    </style:style>
    <style:style style:name="T14" style:family="text">
      <style:text-properties fo:color="#bdbdbd" style:font-name="DejaVu Sans Mono" fo:font-size="9pt" officeooo:rsid="0010c6f9" style:font-size-asian="9pt" style:font-style-asian="normal" style:font-weight-asian="normal"/>
    </style:style>
    <style:style style:name="T15" style:family="text">
      <style:text-properties fo:color="#787878" style:font-name="DejaVu Sans Mono" fo:font-size="9pt" style:font-size-asian="9pt" style:font-style-asian="normal" style:font-weight-asian="normal"/>
    </style:style>
    <style:style style:name="T16" style:family="text">
      <style:text-properties fo:color="#787878" style:font-name="DejaVu Sans Mono" fo:font-size="9pt" style:font-size-asian="9pt" style:font-style-asian="normal" style:font-weight-asian="normal"/>
    </style:style>
    <style:style style:name="T17" style:family="text">
      <style:text-properties fo:color="#787878" style:font-name="DejaVu Sans Mono" fo:font-size="9pt" fo:font-style="normal" fo:font-weight="normal" style:font-size-asian="9pt" style:font-style-asian="normal" style:font-weight-asian="normal"/>
    </style:style>
    <style:style style:name="T18" style:family="text">
      <style:text-properties fo:color="#f0f0f0" style:font-name="DejaVu Sans Mono" fo:font-size="9pt" fo:background-color="#133f31" loext:char-shading-value="0" style:font-size-asian="9pt" style:font-style-asian="normal" style:font-weight-asian="normal"/>
    </style:style>
    <style:style style:name="T19" style:family="text">
      <style:text-properties fo:color="#f0f0f0" style:font-name="DejaVu Sans Mono" fo:font-size="9pt" fo:background-color="#133f31" loext:char-shading-value="0" style:font-size-asian="9pt" style:font-style-asian="normal" style:font-weight-asian="normal"/>
    </style:style>
    <style:style style:name="T20" style:family="text">
      <style:text-properties fo:color="#f0f0f0" style:font-name="DejaVu Sans Mono" fo:font-size="9pt" style:font-size-asian="9pt" style:font-style-asian="normal" style:font-weight-asian="normal"/>
    </style:style>
    <style:style style:name="T21" style:family="text">
      <style:text-properties fo:color="#f0f0f0" style:font-name="DejaVu Sans Mono" fo:font-size="9pt" style:font-size-asian="9pt" style:font-style-asian="normal" style:font-weight-asian="normal"/>
    </style:style>
    <style:style style:name="T22" style:family="text">
      <style:text-properties fo:color="#f0f0f0" style:font-name="DejaVu Sans Mono" fo:font-size="9pt" officeooo:rsid="0010c6f9" style:font-size-asian="9pt" style:font-style-asian="normal" style:font-weight-asian="normal"/>
    </style:style>
    <style:style style:name="T23" style:family="text">
      <style:text-properties fo:color="#f0f0f0" style:font-name="DejaVu Sans Mono" fo:font-size="9pt" fo:font-style="normal" fo:font-weight="normal" style:font-size-asian="9pt" style:font-style-asian="normal" style:font-weight-asian="normal"/>
    </style:style>
    <style:style style:name="T24" style:family="text">
      <style:text-properties fo:color="#d0d0d0" style:font-name="DejaVu Sans Mono" fo:font-size="9pt" fo:font-style="normal" fo:font-weight="normal" style:font-size-asian="9pt" style:font-style-asian="normal" style:font-weight-asian="normal"/>
    </style:style>
    <style:style style:name="T25" style:family="text">
      <style:text-properties fo:color="#d0d0d0" style:font-name="DejaVu Sans Mono" fo:font-size="9pt" style:font-size-asian="9pt" style:font-style-asian="normal" style:font-weight-asian="normal"/>
    </style:style>
    <style:style style:name="T26" style:family="text">
      <style:text-properties fo:color="#d0d0d0" style:font-name="DejaVu Sans Mono" fo:font-size="9pt" style:font-size-asian="9pt" style:font-style-asian="normal" style:font-weight-asian="normal"/>
    </style:style>
    <style:style style:name="T27" style:family="text">
      <style:text-properties fo:color="#d0d0d0" style:font-name="DejaVu Sans Mono" fo:font-size="9pt" officeooo:rsid="0010c6f9" style:font-size-asian="9pt" style:font-style-asian="normal" style:font-weight-asian="normal"/>
    </style:style>
    <style:style style:name="T28" style:family="text">
      <style:text-properties fo:color="#dea860" style:font-name="DejaVu Sans Mono" fo:font-size="9pt" style:font-size-asian="9pt" style:font-style-asian="normal" style:font-weight-asian="normal"/>
    </style:style>
    <style:style style:name="T29" style:family="text">
      <style:text-properties fo:color="#dea860" style:font-name="DejaVu Sans Mono" fo:font-size="9pt" style:font-size-asian="9pt" style:font-style-asian="normal" style:font-weight-asian="normal"/>
    </style:style>
    <style:style style:name="T30" style:family="text">
      <style:text-properties fo:color="#dea860" style:font-name="DejaVu Sans Mono" fo:font-size="9pt" officeooo:rsid="0010c6f9" style:font-size-asian="9pt" style:font-style-asian="normal" style:font-weight-asian="normal"/>
    </style:style>
    <style:style style:name="T31" style:family="text">
      <style:text-properties fo:color="#dea860" style:font-name="DejaVu Sans Mono" fo:font-size="9pt" fo:font-style="normal" fo:font-weight="normal" style:font-size-asian="9pt" style:font-style-asian="normal" style:font-weight-asian="normal"/>
    </style:style>
    <style:style style:name="T32" style:family="text">
      <style:text-properties fo:color="#c191ff" style:font-name="DejaVu Sans Mono" fo:font-size="9pt" style:font-size-asian="9pt" style:font-style-asian="normal" style:font-weight-asian="normal"/>
    </style:style>
    <style:style style:name="T33" style:family="text">
      <style:text-properties fo:color="#c191ff" style:font-name="DejaVu Sans Mono" fo:font-size="9pt" style:font-size-asian="9pt" style:font-style-asian="normal" style:font-weight-asian="normal"/>
    </style:style>
    <style:style style:name="T34" style:family="text">
      <style:text-properties fo:color="#c191ff" style:font-name="DejaVu Sans Mono" fo:font-size="9pt" officeooo:rsid="0010c6f9" style:font-size-asian="9pt" style:font-style-asian="normal" style:font-weight-asian="normal"/>
    </style:style>
    <style:style style:name="T35" style:family="text">
      <style:text-properties fo:color="#c191ff" style:font-name="DejaVu Sans Mono" fo:font-size="9pt" fo:font-style="normal" fo:font-weight="normal" style:font-size-asian="9pt" style:font-style-asian="normal" style:font-weight-asian="normal"/>
    </style:style>
    <style:style style:name="T36" style:family="text">
      <style:text-properties fo:color="#c191ff" style:font-name="DejaVu Sans Mono" fo:font-size="9pt" fo:font-weight="bold" style:font-size-asian="9pt" style:font-style-asian="normal" style:font-weight-asian="bold"/>
    </style:style>
    <style:style style:name="T37" style:family="text">
      <style:text-properties fo:color="#c191ff" style:font-name="DejaVu Sans Mono" fo:font-size="9pt" fo:font-weight="bold" officeooo:rsid="0010c6f9" style:font-size-asian="9pt" style:font-style-asian="normal" style:font-weight-asian="bold"/>
    </style:style>
    <style:style style:name="T38" style:family="text">
      <style:text-properties fo:color="#ed94c0" style:font-name="DejaVu Sans Mono" fo:font-size="9pt" style:font-size-asian="9pt" style:font-style-asian="normal" style:font-weight-asian="normal"/>
    </style:style>
    <style:style style:name="T39" style:family="text">
      <style:text-properties fo:color="#ed94c0" style:font-name="DejaVu Sans Mono" fo:font-size="9pt" style:font-size-asian="9pt" style:font-style-asian="normal" style:font-weight-asian="normal"/>
    </style:style>
    <style:style style:name="T40" style:family="text">
      <style:text-properties fo:color="#ed94c0" style:font-name="DejaVu Sans Mono" fo:font-size="9pt" fo:font-style="normal" fo:font-weight="normal" style:font-size-asian="9pt" style:font-style-asian="normal" style:font-weight-asian="normal"/>
    </style:style>
    <style:style style:name="T41" style:family="text">
      <style:text-properties fo:color="#e1bfff" style:font-name="DejaVu Sans Mono" fo:font-size="9pt" style:font-size-asian="9pt" style:font-style-asian="normal" style:font-weight-asian="normal"/>
    </style:style>
    <style:style style:name="T42" style:family="text">
      <style:text-properties fo:color="#e1bfff" style:font-name="DejaVu Sans Mono" fo:font-size="9pt" style:font-size-asian="9pt" style:font-style-asian="normal" style:font-weight-asian="normal"/>
    </style:style>
    <style:style style:name="T43" style:family="text">
      <style:text-properties officeooo:rsid="000e54ca"/>
    </style:style>
    <style:style style:name="T44" style:family="text">
      <style:text-properties fo:color="#66b9cc" style:font-name="DejaVu Sans Mono" fo:font-size="9pt" style:font-size-asian="9pt" style:font-style-asian="normal" style:font-weight-asian="normal"/>
    </style:style>
    <style:style style:name="T45" style:family="text">
      <style:text-properties fo:color="#66b9cc" style:font-name="DejaVu Sans Mono" fo:font-size="9pt" style:font-size-asian="9pt" style:font-style-asian="normal" style:font-weight-asian="normal"/>
    </style:style>
    <style:style style:name="T46" style:family="text">
      <style:text-properties fo:color="#66b9cc" style:font-name="DejaVu Sans Mono" fo:font-size="9pt" fo:font-weight="bold" style:font-size-asian="9pt" style:font-style-asian="normal" style:font-weight-asian="bold"/>
    </style:style>
    <style:style style:name="T47" style:family="text">
      <style:text-properties fo:color="#66b9cc" style:font-name="DejaVu Sans Mono" fo:font-size="9pt" fo:font-weight="bold" style:font-size-asian="9pt" style:font-style-asian="normal" style:font-weight-asian="bold"/>
    </style:style>
    <style:style style:name="T48" style:family="text">
      <style:text-properties fo:color="#66b9cc" style:font-name="DejaVu Sans Mono" fo:font-size="9pt" fo:font-style="normal" fo:font-weight="normal" style:font-size-asian="9pt" style:font-style-asian="normal" style:font-weight-asian="normal"/>
    </style:style>
    <style:style style:name="T49" style:family="text">
      <style:text-properties fo:font-variant="normal" fo:text-transform="none" fo:color="#789deb" style:text-line-through-style="none" style:text-line-through-type="none" style:font-name="DejaVu Sans Mono" fo:font-size="9pt" fo:font-style="normal" style:text-underline-style="none" fo:font-weight="normal" officeooo:rsid="000fdaf2" style:text-blinking="false" fo:background-color="transparent" loext:char-shading-value="0" style:font-size-asian="9pt" style:font-style-asian="normal" style:font-weight-asian="normal" style:font-size-complex="10pt"/>
    </style:style>
    <style:style style:name="T50" style:family="text">
      <style:text-properties officeooo:rsid="0010187d"/>
    </style:style>
    <style:style style:name="T51" style:family="text">
      <style:text-properties officeooo:rsid="0014ba27"/>
    </style:style>
    <style:style style:name="T52" style:family="text">
      <style:text-properties officeooo:rsid="0010c6f9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Лабораторная работа 1</text:p>
      <text:p text:style-name="P19"/>
      <text:p text:style-name="P19">Свиридов Ярослав Дмитриевич</text:p>
      <text:p text:style-name="P19">M3202 </text:p>
      <text:p text:style-name="P19">2019</text:p>
      <text:p text:style-name="P14"/>
      <text:p text:style-name="P15"><text:bookmark-start text:name="__DdeLink__614_1025702104"/>Задание 1:</text:p>
      <text:p text:style-name="P1"><text:bookmark text:name="docs-internal-guid-a04e6700-7fff-4da3-ff92-e04f44a83d88"/>Прочитать из файла input.txt набор чисел и вывести в файл output.txt их сумму. Примечание: удобно использовать StreamReader и StreamWriter для работы с файлами.<text:bookmark-end text:name="__DdeLink__614_1025702104"/></text:p>
      <text:p text:style-name="P1"/>
      <text:p text:style-name="P1">Ход рассуждений:</text:p>
      <text:p text:style-name="P1">Непонятно какой тип у чисел, сделаем все для double. Проверим, что <text:span text:style-name="T1">файлы</text:span> существуют и достижимы. Просто поиспользуем StreamReader и StreamWriter, аккуратно обработав то, что мы считываем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Код:</text:p>
      <text:p text:style-name="P1"/>
      <text:p text:style-name="P23"><text:span text:style-name="T2">public static void </text:span><text:span text:style-name="T6">Main</text:span><text:span text:style-name="T11">(</text:span><text:span text:style-name="T2">string</text:span><text:span text:style-name="T11">[] </text:span><text:span text:style-name="T15">args</text:span><text:span text:style-name="T11">) {</text:span><text:line-break/><text:span text:style-name="T20"> <text:s text:c="3"/></text:span><text:span text:style-name="T2">string </text:span><text:span text:style-name="T11">inputFilePath </text:span><text:span text:style-name="T25">= </text:span><text:span text:style-name="T28">"input.txt"</text:span><text:span text:style-name="T11">;</text:span><text:line-break/><text:span text:style-name="T11"> <text:s text:c="3"/></text:span><text:span text:style-name="T2">string </text:span><text:span text:style-name="T11">outputFilePath </text:span><text:span text:style-name="T25">= </text:span><text:span text:style-name="T28">"output.txt"</text:span><text:span text:style-name="T11">;</text:span><text:line-break/><text:span text:style-name="T11"> <text:s text:c="3"/></text:span><text:line-break/><text:span text:style-name="T11"> <text:s text:c="3"/></text:span><text:span text:style-name="T2">if </text:span><text:span text:style-name="T11">(</text:span><text:span text:style-name="T25">!</text:span><text:span text:style-name="T32">File</text:span><text:span text:style-name="T11">.</text:span><text:span text:style-name="T6">Exists</text:span><text:span text:style-name="T11">(inputFilePath)) {</text:span><text:line-break/><text:span text:style-name="T11"> <text:s text:c="7"/></text:span><text:span text:style-name="T32">Console</text:span><text:span text:style-name="T11">.</text:span><text:span text:style-name="T6">WriteLine</text:span><text:span text:style-name="T11">(</text:span><text:span text:style-name="T28">"Input file " </text:span><text:span text:style-name="T25">+ </text:span><text:span text:style-name="T11">inputFilePath </text:span><text:span text:style-name="T25">+ </text:span><text:span text:style-name="T28">" doesn't exists"</text:span><text:span text:style-name="T11">);</text:span><text:line-break/><text:span text:style-name="T11"> <text:s text:c="7"/></text:span><text:span text:style-name="T2">return</text:span><text:span text:style-name="T11">;</text:span><text:line-break/><text:span text:style-name="T11"> <text:s text:c="3"/>}</text:span><text:line-break/><text:span text:style-name="T11"> <text:s text:c="3"/></text:span><text:line-break/><text:span text:style-name="T11"> <text:s text:c="3"/></text:span><text:span text:style-name="T2">double </text:span><text:span text:style-name="T11">sum </text:span><text:span text:style-name="T25">= </text:span><text:span text:style-name="T38">0</text:span><text:span text:style-name="T11">;</text:span><text:line-break/><text:span text:style-name="T11"> <text:s text:c="3"/></text:span><text:span text:style-name="T2">try </text:span><text:span text:style-name="T11">{</text:span><text:line-break/><text:span text:style-name="T11"> <text:s text:c="7"/></text:span><text:span text:style-name="T32">String </text:span><text:span text:style-name="T11">line;</text:span><text:line-break/><text:span text:style-name="T11"> <text:s text:c="7"/></text:span><text:span text:style-name="T2">using </text:span><text:span text:style-name="T11">(</text:span><text:span text:style-name="T32">StreamReader </text:span><text:span text:style-name="T11">reader </text:span><text:span text:style-name="T25">= </text:span><text:span text:style-name="T2">new </text:span><text:span text:style-name="T32">StreamReader</text:span><text:span text:style-name="T11">(inputFilePath)) {</text:span><text:line-break/><text:span text:style-name="T11"> <text:s text:c="11"/></text:span><text:span text:style-name="T2">while </text:span><text:span text:style-name="T11">((line </text:span><text:span text:style-name="T25">= </text:span><text:span text:style-name="T11">reader.</text:span><text:span text:style-name="T6">ReadLine</text:span><text:span text:style-name="T11">()) </text:span><text:span text:style-name="T25">!= </text:span><text:span text:style-name="T2">null</text:span><text:span text:style-name="T11">) {</text:span><text:line-break/><text:span text:style-name="T11"> <text:s text:c="15"/></text:span><text:span text:style-name="T2">double </text:span><text:span text:style-name="T11">res;</text:span><text:line-break/><text:span text:style-name="T11"> <text:s text:c="15"/></text:span><text:span text:style-name="T2">if </text:span><text:span text:style-name="T11">(</text:span><text:span text:style-name="T25">!</text:span><text:span text:style-name="T41">Double</text:span><text:span text:style-name="T11">.</text:span><text:span text:style-name="T6">TryParse</text:span><text:span text:style-name="T11">(line, </text:span><text:span text:style-name="T2">out </text:span><text:span text:style-name="T11">res)) {</text:span><text:line-break/><text:span text:style-name="T11"> <text:s text:c="19"/></text:span><text:span text:style-name="T32">Console</text:span><text:span text:style-name="T11">.</text:span><text:span text:style-name="T6">WriteLine</text:span><text:span text:style-name="T11">(</text:span><text:span text:style-name="T28">"Cannot parse " </text:span><text:span text:style-name="T25">+ </text:span><text:span text:style-name="T11">line </text:span><text:span text:style-name="T25">+ </text:span><text:span text:style-name="T28">" to double type. "</text:span><text:span text:style-name="T11">);</text:span><text:line-break/><text:span text:style-name="T11"> <text:s text:c="19"/></text:span><text:span text:style-name="T2">return</text:span><text:span text:style-name="T11">;</text:span><text:line-break/><text:span text:style-name="T11"> <text:s text:c="15"/>}</text:span><text:line-break/><text:line-break/><text:span text:style-name="T11"> <text:s text:c="15"/>sum </text:span><text:span text:style-name="T25">+= </text:span><text:span text:style-name="T11">res;</text:span><text:line-break/><text:span text:style-name="T11"> <text:s text:c="11"/>}</text:span><text:line-break/><text:span text:style-name="T11"> <text:s text:c="7"/>}</text:span><text:line-break/><text:span text:style-name="T11"> <text:s text:c="3"/>}</text:span><text:line-break/><text:span text:style-name="T11"> <text:s text:c="3"/></text:span><text:span text:style-name="T2">catch </text:span><text:span text:style-name="T11">(</text:span><text:span text:style-name="T32">FileNotFoundException </text:span><text:span text:style-name="T15">e</text:span><text:span text:style-name="T11">) {</text:span><text:line-break/><text:span text:style-name="T11"> <text:s text:c="7"/></text:span><text:span text:style-name="T32">Console</text:span><text:span text:style-name="T11">.</text:span><text:span text:style-name="T6">WriteLine</text:span><text:span text:style-name="T11">(</text:span><text:span text:style-name="T28">"Input file " </text:span><text:span text:style-name="T25">+ </text:span><text:span text:style-name="T11">inputFilePath </text:span><text:span text:style-name="T25">+ </text:span><text:span text:style-name="T28">" doesn't exists"</text:span><text:span text:style-name="T11">);</text:span><text:line-break/><text:span text:style-name="T11"> <text:s text:c="7"/></text:span><text:span text:style-name="T2">return</text:span><text:span text:style-name="T11">;</text:span><text:line-break/><text:span text:style-name="T11"> <text:s text:c="3"/>}</text:span><text:line-break/><text:span text:style-name="T11"> <text:s text:c="3"/></text:span><text:span text:style-name="T2">catch </text:span><text:span text:style-name="T11">(</text:span><text:span text:style-name="T32">UnauthorizedAccessException </text:span><text:span text:style-name="T15">e</text:span><text:span text:style-name="T11">) {</text:span><text:line-break/><text:span text:style-name="T11"> <text:s text:c="7"/></text:span><text:span text:style-name="T32">Console</text:span><text:span text:style-name="T11">.</text:span><text:span text:style-name="T6">WriteLine</text:span><text:span text:style-name="T11">(</text:span><text:span text:style-name="T28">"Cannot get access to " </text:span><text:span text:style-name="T25">+ </text:span><text:span text:style-name="T11">inputFilePath);</text:span><text:line-break/><text:span text:style-name="T11"> <text:s text:c="7"/></text:span><text:span text:style-name="T2">return</text:span><text:span text:style-name="T11">;</text:span><text:line-break/><text:span text:style-name="T11"> <text:s text:c="3"/>}</text:span><text:line-break/><text:span text:style-name="T11"> <text:s text:c="3"/></text:span><text:line-break/><text:span text:style-name="T11"> <text:s text:c="3"/></text:span><text:line-break/><text:span text:style-name="T11"> <text:s text:c="3"/></text:span><text:span text:style-name="T2">if </text:span><text:span text:style-name="T11">(</text:span><text:span text:style-name="T25">!</text:span><text:span text:style-name="T32">File</text:span><text:span text:style-name="T11">.</text:span><text:span text:style-name="T6">Exists</text:span><text:span text:style-name="T11">(outputFilePath)) {</text:span><text:line-break/><text:span text:style-name="T11"> <text:s text:c="7"/></text:span><text:span text:style-name="T32">Console</text:span><text:span text:style-name="T11">.</text:span><text:span text:style-name="T6">WriteLine</text:span><text:span text:style-name="T11">(</text:span><text:span text:style-name="T28">"Output file " </text:span><text:span text:style-name="T25">+ </text:span><text:span text:style-name="T11">outputFilePath </text:span><text:span text:style-name="T25">+ </text:span><text:span text:style-name="T28">" doesn't exists"</text:span><text:span text:style-name="T11">);</text:span><text:line-break/><text:span text:style-name="T11"> <text:s text:c="7"/></text:span><text:span text:style-name="T2">return</text:span><text:span text:style-name="T11">;</text:span><text:line-break/><text:span text:style-name="T11"> <text:s text:c="3"/>}</text:span><text:line-break/><text:line-break/><text:span text:style-name="T11"> <text:s text:c="3"/></text:span><text:span text:style-name="T2">try </text:span><text:span text:style-name="T11">{</text:span><text:line-break/><text:span text:style-name="T11"> <text:s text:c="7"/></text:span><text:span text:style-name="T2">using </text:span><text:span text:style-name="T11">(</text:span><text:span text:style-name="T32">StreamWriter </text:span><text:span text:style-name="T11">writer </text:span><text:span text:style-name="T25">= </text:span><text:span text:style-name="T2">new </text:span><text:span text:style-name="T32">StreamWriter</text:span><text:span text:style-name="T11">(outputFilePath)) {</text:span><text:line-break/><text:span text:style-name="T11"> <text:s text:c="11"/>writer.</text:span><text:span text:style-name="T6">WriteLine</text:span><text:span text:style-name="T11">(sum.</text:span><text:span text:style-name="T6">ToString</text:span><text:span text:style-name="T11">());</text:span><text:line-break/><text:span text:style-name="T11"> <text:s text:c="7"/>}</text:span><text:line-break/><text:span text:style-name="T11"> <text:s text:c="3"/>}</text:span><text:line-break/><text:span text:style-name="T11"> <text:s text:c="3"/></text:span><text:span text:style-name="T2">catch </text:span><text:span text:style-name="T11">(</text:span><text:span text:style-name="T32">FileNotFoundException </text:span><text:span text:style-name="T15">e</text:span><text:span text:style-name="T11">) {</text:span><text:line-break/><text:span text:style-name="T11"> <text:s text:c="7"/></text:span><text:span text:style-name="T32">Console</text:span><text:span text:style-name="T11">.</text:span><text:span text:style-name="T6">WriteLine</text:span><text:span text:style-name="T11">(</text:span><text:span text:style-name="T28">"Output file " </text:span><text:span text:style-name="T25">+ </text:span><text:span text:style-name="T11">outputFilePath </text:span><text:span text:style-name="T25">+ </text:span><text:span text:style-name="T28">" doesn't exists"</text:span><text:span text:style-name="T11">);</text:span><text:line-break/><text:span text:style-name="T15"> <text:s text:c="3"/></text:span><text:span text:style-name="T11">}</text:span><text:line-break/><text:span text:style-name="T11"> <text:s text:c="3"/></text:span><text:span text:style-name="T2">catch </text:span><text:span text:style-name="T11">(</text:span><text:span text:style-name="T32">UnauthorizedAccessException </text:span><text:span text:style-name="T15">e</text:span><text:span text:style-name="T11">) {</text:span><text:line-break/><text:span text:style-name="T11"> <text:s text:c="7"/></text:span><text:span text:style-name="T32">Console</text:span><text:span text:style-name="T11">.</text:span><text:span text:style-name="T6">WriteLine</text:span><text:span text:style-name="T11">(</text:span><text:span text:style-name="T28">"Cannot access to " </text:span><text:span text:style-name="T25">+ </text:span><text:span text:style-name="T11">outputFilePath);</text:span><text:line-break/><text:span text:style-name="T15"> <text:s text:c="3"/></text:span><text:span text:style-name="T11">}</text:span><text:line-break/><text:span text:style-name="T11">}</text:span></text:p>
      <text:p text:style-name="P1"/>
      <text:p text:style-name="P1"><text:s/></text:p>
      <text:p text:style-name="P1"/>
      <text:p text:style-name="P1"/>
      <text:p text:style-name="P18"/>
      <text:p text:style-name="P18"/>
      <text:p text:style-name="P18"/>
      <text:p text:style-name="P16"><text:soft-page-break/>Задание <text:span text:style-name="T43">2</text:span>:</text:p>
      <text:p text:style-name="P11"><text:bookmark text:name="docs-internal-guid-1e7fc342-7fff-6a13-f86c-3aaeea8c2a69"/>Вывести первые n чисел Фибоначчи на консоль. На вход программе в качестве единственного аргумента передается число n - количество чисел Фибоначчи.</text:p>
      <text:p text:style-name="P2"/>
      <text:p text:style-name="P4">Ход рассуждений:<text:line-break/>Возьмем строку, проверим, что она хорошо конвертируется в decimal(потому что числа растут экс<text:span text:style-name="T51">п</text:span>оненциально) и не отрицательн<text:span text:style-name="T51">а</text:span>. Посчитаем числа Фибоначчи, храня последний два числа, чтобы не занимать много памяти.</text:p>
      <text:p text:style-name="P4"/>
      <text:p text:style-name="P4">Код:</text:p>
      <text:p text:style-name="P4"/>
      <text:p text:style-name="P10"><text:span text:style-name="T49">public static void </text:span><text:span text:style-name="T17">SubMain</text:span><text:span text:style-name="T10">(</text:span><text:span text:style-name="T5">string</text:span><text:span text:style-name="T10">[] args) {</text:span><text:line-break/><text:span text:style-name="T23"> <text:s text:c="3"/></text:span><text:span text:style-name="T5">int </text:span><text:span text:style-name="T10">n;</text:span><text:line-break/><text:span text:style-name="T10"> <text:s text:c="3"/></text:span><text:span text:style-name="T5">if </text:span><text:span text:style-name="T10">(args.</text:span><text:span text:style-name="T48">Length </text:span><text:span text:style-name="T24">!= </text:span><text:span text:style-name="T40">1 </text:span><text:span text:style-name="T24">|| !</text:span><text:span text:style-name="T5">int</text:span><text:span text:style-name="T10">.</text:span><text:span text:style-name="T9">TryParse</text:span><text:span text:style-name="T10">(args[</text:span><text:span text:style-name="T40">0</text:span><text:span text:style-name="T10">], </text:span><text:span text:style-name="T5">out </text:span><text:span text:style-name="T10">n) </text:span><text:span text:style-name="T24">|| </text:span><text:span text:style-name="T10">n </text:span><text:span text:style-name="T24">&lt; </text:span><text:span text:style-name="T40">0</text:span><text:span text:style-name="T10">) {</text:span><text:line-break/><text:span text:style-name="T10"> <text:s text:c="7"/></text:span><text:span text:style-name="T35">Console</text:span><text:span text:style-name="T10">.</text:span><text:span text:style-name="T9">WriteLine</text:span><text:span text:style-name="T10">(</text:span><text:span text:style-name="T31">"Wrong arguments, you should give one integer non-negative number - count of Fibonacci numbers."</text:span><text:span text:style-name="T10">);</text:span><text:line-break/><text:span text:style-name="T10"> <text:s text:c="7"/></text:span><text:span text:style-name="T5">return</text:span><text:span text:style-name="T10">;</text:span><text:line-break/><text:span text:style-name="T10"> <text:s text:c="3"/>}</text:span><text:line-break/><text:line-break/><text:span text:style-name="T10"> <text:s text:c="3"/></text:span><text:span text:style-name="T5">decimal </text:span><text:span text:style-name="T10">f0 </text:span><text:span text:style-name="T24">= -</text:span><text:span text:style-name="T40">1</text:span><text:span text:style-name="T10">, f1 </text:span><text:span text:style-name="T24">= </text:span><text:span text:style-name="T40">1</text:span><text:span text:style-name="T10">;</text:span><text:line-break/><text:span text:style-name="T10"> <text:s text:c="3"/></text:span><text:span text:style-name="T5">for</text:span><text:span text:style-name="T10">(</text:span><text:span text:style-name="T5">int </text:span><text:span text:style-name="T10">index </text:span><text:span text:style-name="T24">= </text:span><text:span text:style-name="T40">0</text:span><text:span text:style-name="T10">; index </text:span><text:span text:style-name="T24">&lt; </text:span><text:span text:style-name="T10">n; </text:span><text:span text:style-name="T24">++</text:span><text:span text:style-name="T10">index) {</text:span><text:line-break/><text:span text:style-name="T10"> <text:s text:c="7"/></text:span><text:span text:style-name="T5">decimal </text:span><text:span text:style-name="T10">f2 </text:span><text:span text:style-name="T24">= </text:span><text:span text:style-name="T10">f0 </text:span><text:span text:style-name="T24">+ </text:span><text:span text:style-name="T10">f1;</text:span><text:line-break/><text:span text:style-name="T10"> <text:s text:c="7"/>f0 </text:span><text:span text:style-name="T24">= </text:span><text:span text:style-name="T10">f1;</text:span><text:line-break/><text:span text:style-name="T10"> <text:s text:c="7"/>f1 </text:span><text:span text:style-name="T24">= </text:span><text:span text:style-name="T10">f2;</text:span><text:line-break/><text:span text:style-name="T10"> <text:s text:c="7"/></text:span><text:span text:style-name="T35">Console</text:span><text:span text:style-name="T10">.</text:span><text:span text:style-name="T9">WriteLine</text:span><text:span text:style-name="T10">(index </text:span><text:span text:style-name="T24">+ </text:span><text:span text:style-name="T31">": " </text:span><text:span text:style-name="T24">+ </text:span><text:span text:style-name="T10">f2);</text:span><text:line-break/><text:span text:style-name="T10"> <text:s text:c="3"/>}</text:span><text:line-break/><text:span text:style-name="T10">}</text:span></text:p>
      <text:p text:style-name="P4"><text:line-break/></text:p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17">Задание <text:span text:style-name="T50">3</text:span>:</text:p>
      <text:p text:style-name="P3"><text:bookmark text:name="docs-internal-guid-19fcc600-7fff-9d99-7204-59f7f4a226ce"/>Сделать преобразователь из римской системы счисления в десятичную. На вход программе в качестве единственного аргумента передается строка - число в римской системе счисления. Необходимо вывести на консоль соответствующее число в десятичной системе счисления.</text:p>
      <text:p text:style-name="P12"><text:bookmark text:name="docs-internal-guid-b812f66f-7fff-eb68-97f2-d66a743fd24a"/>Пример: </text:p>
      <text:p text:style-name="P13">III = 3</text:p>
      <text:p text:style-name="P13">IV = 4</text:p>
      <text:p text:style-name="P13"><text:bookmark-start text:name="__DdeLink__995_1025702104"/>MMXIX<text:bookmark-end text:name="__DdeLink__995_1025702104"/> = 2019</text:p>
      <text:p text:style-name="P12"/>
      <text:p text:style-name="P3"/>
      <text:p text:style-name="P5">Ход рассуждений:<text:line-break/><text:span text:style-name="T50">В самом начале пошел изучать теорию по римской СС. Оказалось, что правила не очень сложны и достаточно будет записать все символы римской СС, включая например IV(5), чтобы не обрабатывать отдельно эти ситуации. А потом жадно “откусывать” с начала наибольшие по значению символы, последовательно уменьшая строку и увеличивая ответ на десятичное значение “откушенного символа”.</text:span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>Код:</text:p>
      <text:p text:style-name="P22"><text:span text:style-name="T2">public static void </text:span><text:span text:style-name="T15">SubMain</text:span><text:span text:style-name="T11">(</text:span><text:span text:style-name="T2">string</text:span><text:span text:style-name="T11">[] args) {</text:span><text:line-break/><text:span text:style-name="T20"> <text:s text:c="3"/></text:span><text:span text:style-name="T2">if </text:span><text:span text:style-name="T11">(args.</text:span><text:span text:style-name="T44">Length </text:span><text:span text:style-name="T25">!= </text:span><text:span text:style-name="T38">1</text:span><text:span text:style-name="T11">) {</text:span><text:line-break/><text:span text:style-name="T11"> <text:s text:c="7"/></text:span><text:span text:style-name="T32">Console</text:span><text:span text:style-name="T11">.</text:span><text:span text:style-name="T6">WriteLine</text:span><text:span text:style-name="T11">(</text:span><text:span text:style-name="T28">"Wrong arguments, you should give one string - number in Roman, less than MMMCMXCIX (3999)"</text:span><text:span text:style-name="T11">);</text:span><text:line-break/><text:span text:style-name="T11"> <text:s text:c="7"/></text:span><text:span text:style-name="T2">return</text:span><text:span text:style-name="T11">;</text:span><text:line-break/><text:span text:style-name="T11"> <text:s text:c="3"/>}</text:span><text:line-break/><text:line-break/><text:span text:style-name="T11"> <text:s text:c="3"/></text:span><text:span text:style-name="T2">string </text:span><text:span text:style-name="T11">roman </text:span><text:span text:style-name="T25">= </text:span><text:span text:style-name="T11">args[</text:span><text:span text:style-name="T38">0</text:span><text:span text:style-name="T11">];</text:span><text:line-break/><text:line-break/><text:span text:style-name="T11"> <text:s text:c="3"/></text:span><text:span text:style-name="T2">char</text:span><text:span text:style-name="T11">[] alpha </text:span><text:span text:style-name="T25">= </text:span><text:span text:style-name="T11">{</text:span><text:span text:style-name="T28">'I'</text:span><text:span text:style-name="T11">, </text:span><text:span text:style-name="T28">'V'</text:span><text:span text:style-name="T11">, </text:span><text:span text:style-name="T28">'X'</text:span><text:span text:style-name="T11">, </text:span><text:span text:style-name="T28">'L'</text:span><text:span text:style-name="T11">, </text:span><text:span text:style-name="T28">'C'</text:span><text:span text:style-name="T11">, </text:span><text:span text:style-name="T28">'D'</text:span><text:span text:style-name="T11">, </text:span><text:span text:style-name="T28">'M'</text:span><text:span text:style-name="T11">};</text:span><text:line-break/><text:span text:style-name="T11"> <text:s text:c="3"/></text:span><text:span text:style-name="T2">if </text:span><text:span text:style-name="T11">(</text:span><text:span text:style-name="T25">!</text:span><text:span text:style-name="T11">roman.</text:span><text:span text:style-name="T6">All</text:span><text:span text:style-name="T11">(c </text:span><text:span text:style-name="T25">=&gt; </text:span><text:span text:style-name="T11">alpha.</text:span><text:span text:style-name="T6">Contains</text:span><text:span text:style-name="T11">(c))) {</text:span><text:line-break/><text:span text:style-name="T11"> <text:s text:c="7"/></text:span><text:span text:style-name="T32">Console</text:span><text:span text:style-name="T11">.</text:span><text:span text:style-name="T6">WriteLine</text:span><text:span text:style-name="T11">(</text:span><text:span text:style-name="T28">"You can use only I = 1, V = 5, X = 10, L = 50, C = 100, D = 500, M = 1000"</text:span><text:span text:style-name="T11">);</text:span><text:line-break/><text:span text:style-name="T11"> <text:s text:c="7"/></text:span><text:span text:style-name="T2">return</text:span><text:span text:style-name="T11">;</text:span><text:line-break/><text:span text:style-name="T11"> <text:s text:c="3"/>}</text:span></text:p>
      <text:p text:style-name="P22"><text:span text:style-name="T11"/></text:p>
      <text:p text:style-name="P22"><text:span text:style-name="T13"><text:s text:c="4"/></text:span><text:span text:style-name="T34">Regex </text:span><text:span text:style-name="T13">regex </text:span><text:span text:style-name="T27">= </text:span><text:span text:style-name="T4">new </text:span><text:span text:style-name="T34">Regex</text:span><text:span text:style-name="T13">(</text:span><text:span text:style-name="T30">"</text:span><text:span text:style-name="T37">^</text:span><text:span text:style-name="T30">M</text:span><text:span text:style-name="T37">{0,3}</text:span><text:span text:style-name="T22">(</text:span><text:span text:style-name="T30">CM</text:span><text:span text:style-name="T37">|</text:span><text:span text:style-name="T30">CD</text:span><text:span text:style-name="T37">|</text:span><text:span text:style-name="T30">D</text:span><text:span text:style-name="T37">?</text:span><text:span text:style-name="T30">C</text:span><text:span text:style-name="T37">{0,3}</text:span><text:span text:style-name="T22">)(</text:span><text:span text:style-name="T30">XC</text:span><text:span text:style-name="T37">|</text:span><text:span text:style-name="T30">XL</text:span><text:span text:style-name="T37">|</text:span><text:span text:style-name="T30">L</text:span><text:span text:style-name="T37">?</text:span><text:span text:style-name="T30">X</text:span><text:span text:style-name="T37">{0,3}</text:span><text:span text:style-name="T22">)(</text:span><text:span text:style-name="T30">IX</text:span><text:span text:style-name="T37">|</text:span><text:span text:style-name="T30">IV</text:span><text:span text:style-name="T37">|</text:span><text:span text:style-name="T30">V</text:span><text:span text:style-name="T37">?</text:span><text:span text:style-name="T30">I</text:span><text:span text:style-name="T37">{0,3}</text:span><text:span text:style-name="T22">)</text:span><text:span text:style-name="T37">$</text:span><text:span text:style-name="T30">"</text:span><text:span text:style-name="T13">);</text:span><text:span text:style-name="T52"><text:line-break/></text:span><text:span text:style-name="T13"> <text:s text:c="3"/></text:span><text:span text:style-name="T4">if </text:span><text:span text:style-name="T13">(</text:span><text:span text:style-name="T27">!</text:span><text:span text:style-name="T13">regex.</text:span><text:span text:style-name="T8">IsMatch</text:span><text:span text:style-name="T13">(roman)) {</text:span><text:span text:style-name="T52"><text:line-break/></text:span><text:span text:style-name="T13"> <text:s text:c="7"/></text:span><text:span text:style-name="T34">Console</text:span><text:span text:style-name="T13">.</text:span><text:span text:style-name="T8">WriteLine</text:span><text:span text:style-name="T13">(roman </text:span><text:span text:style-name="T27">+ </text:span><text:span text:style-name="T30">" is wrong Roman expression."</text:span><text:span text:style-name="T13">);</text:span><text:span text:style-name="T52"><text:line-break/></text:span><text:span text:style-name="T13"> <text:s text:c="7"/></text:span><text:span text:style-name="T4">return</text:span><text:span text:style-name="T13">;</text:span><text:span text:style-name="T52"><text:line-break/></text:span><text:span text:style-name="T13"> <text:s text:c="3"/>}</text:span><text:line-break/><text:line-break/><text:span text:style-name="T11"> <text:s text:c="3"/></text:span><text:span text:style-name="T32">List</text:span><text:span text:style-name="T25">&lt;</text:span><text:span text:style-name="T32">Tuple</text:span><text:span text:style-name="T25">&lt;</text:span><text:span text:style-name="T2">string</text:span><text:span text:style-name="T11">, </text:span><text:span text:style-name="T2">int</text:span><text:span text:style-name="T25">&gt;&gt; </text:span><text:span text:style-name="T11">fullAlpha </text:span><text:span text:style-name="T25">= </text:span><text:span text:style-name="T2">new </text:span><text:span text:style-name="T32">List</text:span><text:span text:style-name="T25">&lt;</text:span><text:span text:style-name="T32">Tuple</text:span><text:span text:style-name="T25">&lt;</text:span><text:span text:style-name="T2">string</text:span><text:span text:style-name="T11">, </text:span><text:span text:style-name="T2">int</text:span><text:span text:style-name="T25">&gt;&gt; </text:span><text:span text:style-name="T11">{</text:span><text:line-break/><text:span text:style-name="T11"> <text:s text:c="7"/></text:span><text:span text:style-name="T2">new </text:span><text:span text:style-name="T32">Tuple</text:span><text:span text:style-name="T25">&lt;</text:span><text:span text:style-name="T2">string</text:span><text:span text:style-name="T11">, </text:span><text:span text:style-name="T2">int</text:span><text:span text:style-name="T25">&gt;</text:span><text:span text:style-name="T11">(</text:span><text:span text:style-name="T28">"M"</text:span><text:span text:style-name="T11">, </text:span><text:span text:style-name="T38">1000</text:span><text:span text:style-name="T11">),</text:span><text:line-break/><text:span text:style-name="T11"> <text:s text:c="7"/></text:span><text:span text:style-name="T2">new </text:span><text:span text:style-name="T32">Tuple</text:span><text:span text:style-name="T25">&lt;</text:span><text:span text:style-name="T2">string</text:span><text:span text:style-name="T11">, </text:span><text:span text:style-name="T2">int</text:span><text:span text:style-name="T25">&gt;</text:span><text:span text:style-name="T11">(</text:span><text:span text:style-name="T28">"CM"</text:span><text:span text:style-name="T11">, </text:span><text:span text:style-name="T38">900</text:span><text:span text:style-name="T11">),</text:span><text:line-break/><text:span text:style-name="T11"> <text:s text:c="7"/></text:span><text:span text:style-name="T2">new </text:span><text:span text:style-name="T32">Tuple</text:span><text:span text:style-name="T25">&lt;</text:span><text:span text:style-name="T2">string</text:span><text:span text:style-name="T11">, </text:span><text:span text:style-name="T2">int</text:span><text:span text:style-name="T25">&gt;</text:span><text:span text:style-name="T11">(</text:span><text:span text:style-name="T28">"D"</text:span><text:span text:style-name="T11">, </text:span><text:span text:style-name="T38">500</text:span><text:span text:style-name="T11">),</text:span><text:line-break/><text:span text:style-name="T11"> <text:s text:c="7"/></text:span><text:span text:style-name="T2">new </text:span><text:span text:style-name="T32">Tuple</text:span><text:span text:style-name="T25">&lt;</text:span><text:span text:style-name="T2">string</text:span><text:span text:style-name="T11">, </text:span><text:span text:style-name="T2">int</text:span><text:span text:style-name="T25">&gt;</text:span><text:span text:style-name="T11">(</text:span><text:span text:style-name="T28">"CD"</text:span><text:span text:style-name="T11">, </text:span><text:span text:style-name="T38">400</text:span><text:span text:style-name="T11">),</text:span><text:line-break/><text:span text:style-name="T11"> <text:s text:c="7"/></text:span><text:span text:style-name="T2">new </text:span><text:span text:style-name="T32">Tuple</text:span><text:span text:style-name="T25">&lt;</text:span><text:span text:style-name="T2">string</text:span><text:span text:style-name="T11">, </text:span><text:span text:style-name="T2">int</text:span><text:span text:style-name="T25">&gt;</text:span><text:span text:style-name="T11">(</text:span><text:span text:style-name="T28">"C"</text:span><text:span text:style-name="T11">, </text:span><text:span text:style-name="T38">100</text:span><text:span text:style-name="T11">),</text:span><text:line-break/><text:span text:style-name="T11"> <text:s text:c="7"/></text:span><text:span text:style-name="T2">new </text:span><text:span text:style-name="T32">Tuple</text:span><text:span text:style-name="T25">&lt;</text:span><text:span text:style-name="T2">string</text:span><text:span text:style-name="T11">, </text:span><text:span text:style-name="T2">int</text:span><text:span text:style-name="T25">&gt;</text:span><text:span text:style-name="T11">(</text:span><text:span text:style-name="T28">"XC"</text:span><text:span text:style-name="T11">, </text:span><text:span text:style-name="T38">90</text:span><text:span text:style-name="T11">),</text:span><text:line-break/><text:span text:style-name="T11"> <text:s text:c="7"/></text:span><text:span text:style-name="T2">new </text:span><text:span text:style-name="T32">Tuple</text:span><text:span text:style-name="T25">&lt;</text:span><text:span text:style-name="T2">string</text:span><text:span text:style-name="T11">, </text:span><text:span text:style-name="T2">int</text:span><text:span text:style-name="T25">&gt;</text:span><text:span text:style-name="T11">(</text:span><text:span text:style-name="T28">"L"</text:span><text:span text:style-name="T11">, </text:span><text:span text:style-name="T38">50</text:span><text:span text:style-name="T11">),</text:span><text:line-break/><text:span text:style-name="T11"> <text:s text:c="7"/></text:span><text:span text:style-name="T2">new </text:span><text:span text:style-name="T32">Tuple</text:span><text:span text:style-name="T25">&lt;</text:span><text:span text:style-name="T2">string</text:span><text:span text:style-name="T11">, </text:span><text:span text:style-name="T2">int</text:span><text:span text:style-name="T25">&gt;</text:span><text:span text:style-name="T11">(</text:span><text:span text:style-name="T28">"XL"</text:span><text:span text:style-name="T11">, </text:span><text:span text:style-name="T38">40</text:span><text:span text:style-name="T11">),</text:span><text:line-break/><text:span text:style-name="T11"> <text:s text:c="7"/></text:span><text:span text:style-name="T2">new </text:span><text:span text:style-name="T32">Tuple</text:span><text:span text:style-name="T25">&lt;</text:span><text:span text:style-name="T2">string</text:span><text:span text:style-name="T11">, </text:span><text:span text:style-name="T2">int</text:span><text:span text:style-name="T25">&gt;</text:span><text:span text:style-name="T11">(</text:span><text:span text:style-name="T28">"X"</text:span><text:span text:style-name="T11">, </text:span><text:span text:style-name="T38">10</text:span><text:span text:style-name="T11">),</text:span><text:line-break/><text:span text:style-name="T11"> <text:s text:c="7"/></text:span><text:span text:style-name="T2">new </text:span><text:span text:style-name="T32">Tuple</text:span><text:span text:style-name="T25">&lt;</text:span><text:span text:style-name="T2">string</text:span><text:span text:style-name="T11">, </text:span><text:span text:style-name="T2">int</text:span><text:span text:style-name="T25">&gt;</text:span><text:span text:style-name="T11">(</text:span><text:span text:style-name="T28">"IX"</text:span><text:span text:style-name="T11">, </text:span><text:span text:style-name="T38">9</text:span><text:span text:style-name="T11">),</text:span><text:line-break/><text:span text:style-name="T11"> <text:s text:c="7"/></text:span><text:span text:style-name="T2">new </text:span><text:span text:style-name="T32">Tuple</text:span><text:span text:style-name="T25">&lt;</text:span><text:span text:style-name="T2">string</text:span><text:span text:style-name="T11">, </text:span><text:span text:style-name="T2">int</text:span><text:span text:style-name="T25">&gt;</text:span><text:span text:style-name="T11">(</text:span><text:span text:style-name="T28">"V"</text:span><text:span text:style-name="T11">, </text:span><text:span text:style-name="T38">5</text:span><text:span text:style-name="T11">),</text:span><text:line-break/><text:span text:style-name="T11"> <text:s text:c="7"/></text:span><text:span text:style-name="T2">new </text:span><text:span text:style-name="T32">Tuple</text:span><text:span text:style-name="T25">&lt;</text:span><text:span text:style-name="T2">string</text:span><text:span text:style-name="T11">, </text:span><text:span text:style-name="T2">int</text:span><text:span text:style-name="T25">&gt;</text:span><text:span text:style-name="T11">(</text:span><text:span text:style-name="T28">"IV"</text:span><text:span text:style-name="T11">, </text:span><text:span text:style-name="T38">4</text:span><text:span text:style-name="T11">),</text:span><text:line-break/><text:span text:style-name="T11"> <text:s text:c="7"/></text:span><text:span text:style-name="T2">new </text:span><text:span text:style-name="T32">Tuple</text:span><text:span text:style-name="T25">&lt;</text:span><text:span text:style-name="T2">string</text:span><text:span text:style-name="T11">, </text:span><text:span text:style-name="T2">int</text:span><text:span text:style-name="T25">&gt;</text:span><text:span text:style-name="T11">(</text:span><text:span text:style-name="T28">"I"</text:span><text:span text:style-name="T11">, </text:span><text:span text:style-name="T38">1</text:span><text:span text:style-name="T11">)</text:span><text:span text:style-name="T15">,</text:span><text:line-break/><text:span text:style-name="T15"> <text:s text:c="3"/></text:span><text:span text:style-name="T11">}; </text:span><text:line-break/><text:span text:style-name="T11"> <text:s text:c="3"/></text:span><text:line-break/><text:span text:style-name="T11"> <text:s text:c="3"/></text:span><text:span text:style-name="T2">int </text:span><text:span text:style-name="T11">result </text:span><text:span text:style-name="T25">= </text:span><text:span text:style-name="T38">0</text:span><text:span text:style-name="T11">;</text:span><text:line-break/><text:span text:style-name="T11"> <text:s text:c="3"/></text:span><text:span text:style-name="T2">for </text:span><text:span text:style-name="T11">(</text:span><text:span text:style-name="T2">int </text:span><text:span text:style-name="T11">i </text:span><text:span text:style-name="T25">= </text:span><text:span text:style-name="T38">0</text:span><text:span text:style-name="T11">; i </text:span><text:span text:style-name="T25">&lt; </text:span><text:span text:style-name="T11">roman.</text:span><text:span text:style-name="T44">Length</text:span><text:span text:style-name="T11">;) {</text:span><text:line-break/><text:span text:style-name="T11"> <text:s text:c="7"/></text:span><text:span text:style-name="T2">foreach </text:span><text:span text:style-name="T11">(</text:span><text:span text:style-name="T2">var </text:span><text:span text:style-name="T11">symbol </text:span><text:span text:style-name="T2">in </text:span><text:span text:style-name="T11">fullAlpha) {</text:span><text:line-break/><text:span text:style-name="T11"> <text:s text:c="11"/></text:span><text:span text:style-name="T2">string </text:span><text:span text:style-name="T11">symbolString </text:span><text:span text:style-name="T25">= </text:span><text:span text:style-name="T11">symbol.</text:span><text:span text:style-name="T44">Item1</text:span><text:span text:style-name="T11">;</text:span><text:line-break/><text:span text:style-name="T11"> <text:s text:c="11"/></text:span><text:span text:style-name="T2">int </text:span><text:span text:style-name="T11">symbolValue </text:span><text:span text:style-name="T25">= </text:span><text:span text:style-name="T11">symbol.</text:span><text:span text:style-name="T44">Item2</text:span><text:span text:style-name="T11">;</text:span><text:line-break/><text:span text:style-name="T11"> <text:s text:c="11"/></text:span><text:span text:style-name="T2">if </text:span><text:span text:style-name="T11">(i </text:span><text:span text:style-name="T25">+ </text:span><text:span text:style-name="T11">symbolString.</text:span><text:span text:style-name="T44">Length </text:span><text:span text:style-name="T25">&lt;= </text:span><text:span text:style-name="T11">roman.</text:span><text:span text:style-name="T44">Length <text:s/></text:span><text:line-break/><text:span text:style-name="T44"> <text:s text:c="15"/></text:span><text:span text:style-name="T25">&amp;&amp; </text:span><text:span text:style-name="T11">roman.</text:span><text:span text:style-name="T6">Substring</text:span><text:span text:style-name="T11">(i, symbolString.</text:span><text:span text:style-name="T44">Length</text:span><text:span text:style-name="T11">) </text:span><text:span text:style-name="T25">== </text:span><text:span text:style-name="T11">symbolString) {</text:span><text:line-break/><text:span text:style-name="T11"> <text:s text:c="15"/>result </text:span><text:span text:style-name="T25">+= </text:span><text:span text:style-name="T11">symbolValue;</text:span><text:line-break/><text:span text:style-name="T11"> <text:s text:c="15"/>i </text:span><text:span text:style-name="T25">+= </text:span><text:span text:style-name="T11">symbolString.</text:span><text:span text:style-name="T44">Length</text:span><text:span text:style-name="T11">;</text:span><text:line-break/><text:span text:style-name="T11"> <text:s text:c="15"/></text:span><text:span text:style-name="T2">break</text:span><text:span text:style-name="T11">;</text:span><text:line-break/><text:span text:style-name="T11"> <text:s text:c="11"/>}</text:span><text:line-break/><text:span text:style-name="T11"> <text:s text:c="7"/>}</text:span><text:line-break/><text:span text:style-name="T11"> <text:s text:c="3"/>}</text:span><text:line-break/><text:span text:style-name="T11"> <text:s text:c="3"/></text:span><text:span text:style-name="T32">Console</text:span><text:span text:style-name="T11">.</text:span><text:span text:style-name="T6">WriteLine</text:span><text:span text:style-name="T11">(result);</text:span><text:line-break/><text:span text:style-name="T11">}</text:span></text:p>
      <text:p text:style-name="P6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>Другое решение:<text:line-break/>Наверняка кто-то до меня уже сделал это в библиотеке, но библиотеки я не нашел. Зато нашел много сайтов и выбрал один из них. Посмотрел какие пакеты он отсылает и повторил по аналогии:</text:p>
      <text:p text:style-name="P7"/>
      <text:p text:style-name="P7"/>
      <text:p text:style-name="P7"/>
      <text:p text:style-name="P21"><text:span text:style-name="T2">public static void </text:span><text:span text:style-name="T15">SubMain</text:span><text:span text:style-name="T11">(</text:span><text:span text:style-name="T2">string</text:span><text:span text:style-name="T11">[] args) {</text:span><text:line-break/><text:span text:style-name="T20"> <text:s text:c="3"/></text:span><text:span text:style-name="T2">if </text:span><text:span text:style-name="T11">(args.</text:span><text:span text:style-name="T44">Length </text:span><text:span text:style-name="T25">!= </text:span><text:span text:style-name="T38">1</text:span><text:span text:style-name="T11">) {</text:span><text:line-break/><text:span text:style-name="T11"> <text:s text:c="7"/></text:span><text:span text:style-name="T32">Console</text:span><text:span text:style-name="T11">.</text:span><text:span text:style-name="T6">WriteLine</text:span><text:span text:style-name="T11">(</text:span><text:span text:style-name="T28">"Wrong arguments, you should give one string - number in Roman, not more than MMMCMXCIX (3999)"</text:span><text:span text:style-name="T11">);</text:span><text:line-break/><text:span text:style-name="T11"> <text:s text:c="7"/></text:span><text:span text:style-name="T2">return</text:span><text:span text:style-name="T11">;</text:span><text:line-break/><text:span text:style-name="T11"> <text:s text:c="3"/>}</text:span><text:line-break/><text:line-break/><text:span text:style-name="T11"> <text:s text:c="3"/></text:span><text:span text:style-name="T2">string </text:span><text:span text:style-name="T11">roman </text:span><text:span text:style-name="T25">= </text:span><text:span text:style-name="T11">args[</text:span><text:span text:style-name="T38">0</text:span><text:span text:style-name="T11">];</text:span><text:line-break/><text:span text:style-name="T11"> <text:s text:c="3"/></text:span><text:line-break/><text:span text:style-name="T11"> <text:s text:c="3"/></text:span><text:span text:style-name="T2">char</text:span><text:span text:style-name="T11">[] alpha </text:span><text:span text:style-name="T25">= </text:span><text:span text:style-name="T11">{</text:span><text:span text:style-name="T28">'I'</text:span><text:span text:style-name="T11">, </text:span><text:span text:style-name="T28">'V'</text:span><text:span text:style-name="T11">, </text:span><text:span text:style-name="T28">'X'</text:span><text:span text:style-name="T11">, </text:span><text:span text:style-name="T28">'L'</text:span><text:span text:style-name="T11">, </text:span><text:span text:style-name="T28">'C'</text:span><text:span text:style-name="T11">, </text:span><text:span text:style-name="T28">'D'</text:span><text:span text:style-name="T11">, </text:span><text:span text:style-name="T28">'M'</text:span><text:span text:style-name="T11">};</text:span><text:line-break/><text:span text:style-name="T11"> <text:s text:c="3"/></text:span><text:span text:style-name="T2">if </text:span><text:span text:style-name="T11">(</text:span><text:span text:style-name="T25">!</text:span><text:span text:style-name="T11">roman.</text:span><text:span text:style-name="T6">All</text:span><text:span text:style-name="T11">(c </text:span><text:span text:style-name="T25">=&gt; </text:span><text:span text:style-name="T11">alpha.</text:span><text:span text:style-name="T6">Contains</text:span><text:span text:style-name="T11">(c))) {</text:span><text:line-break/><text:span text:style-name="T11"> <text:s text:c="7"/></text:span><text:span text:style-name="T32">Console</text:span><text:span text:style-name="T11">.</text:span><text:span text:style-name="T6">WriteLine</text:span><text:span text:style-name="T11">(</text:span><text:span text:style-name="T28">"You can use only I = 1, V = 5, X = 10, L = 50, C = 100, D = 500, M = 1000"</text:span><text:span text:style-name="T11">);</text:span><text:line-break/><text:span text:style-name="T11"> <text:s text:c="7"/></text:span><text:span text:style-name="T2">return</text:span><text:span text:style-name="T11">;</text:span><text:line-break/><text:span text:style-name="T11"> <text:s text:c="3"/>}</text:span><text:line-break/><text:span text:style-name="T11"> <text:s text:c="3"/></text:span><text:line-break/><text:span text:style-name="T11"> <text:s text:c="3"/></text:span><text:span text:style-name="T32">Regex </text:span><text:span text:style-name="T11">regex </text:span><text:span text:style-name="T25">= </text:span><text:span text:style-name="T2">new </text:span><text:span text:style-name="T32">Regex</text:span><text:span text:style-name="T11">(</text:span><text:span text:style-name="T28">"</text:span><text:span text:style-name="T36">^</text:span><text:span text:style-name="T28">M</text:span><text:span text:style-name="T36">{0,3}</text:span><text:span text:style-name="T20">(</text:span><text:span text:style-name="T28">CM</text:span><text:span text:style-name="T36">|</text:span><text:span text:style-name="T28">CD</text:span><text:span text:style-name="T36">|</text:span><text:span text:style-name="T28">D</text:span><text:span text:style-name="T36">?</text:span><text:span text:style-name="T28">C</text:span><text:span text:style-name="T36">{0,3}</text:span><text:span text:style-name="T20">)(</text:span><text:span text:style-name="T28">XC</text:span><text:span text:style-name="T36">|</text:span><text:span text:style-name="T28">XL</text:span><text:span text:style-name="T36">|</text:span><text:span text:style-name="T28">L</text:span><text:span text:style-name="T36">?</text:span><text:span text:style-name="T28">X</text:span><text:span text:style-name="T36">{0,3}</text:span><text:span text:style-name="T20">)(</text:span><text:span text:style-name="T28">IX</text:span><text:span text:style-name="T36">|</text:span><text:span text:style-name="T28">IV</text:span><text:span text:style-name="T36">|</text:span><text:span text:style-name="T28">V</text:span><text:span text:style-name="T36">?</text:span><text:span text:style-name="T28">I</text:span><text:span text:style-name="T36">{0,3}</text:span><text:span text:style-name="T20">)</text:span><text:span text:style-name="T36">$</text:span><text:span text:style-name="T28">"</text:span><text:span text:style-name="T11">);</text:span><text:line-break/><text:span text:style-name="T11"> <text:s text:c="3"/></text:span><text:span text:style-name="T2">if </text:span><text:span text:style-name="T11">(</text:span><text:span text:style-name="T25">!</text:span><text:span text:style-name="T11">regex.</text:span><text:span text:style-name="T6">IsMatch</text:span><text:span text:style-name="T11">(roman)) {</text:span><text:line-break/><text:span text:style-name="T11"> <text:s text:c="7"/></text:span><text:span text:style-name="T32">Console</text:span><text:span text:style-name="T11">.</text:span><text:span text:style-name="T6">WriteLine</text:span><text:span text:style-name="T11">(roman </text:span><text:span text:style-name="T25">+ </text:span><text:span text:style-name="T28">" is wrong Roman expression."</text:span><text:span text:style-name="T11">);</text:span><text:line-break/><text:span text:style-name="T11"> <text:s text:c="7"/></text:span><text:span text:style-name="T2">return</text:span><text:span text:style-name="T11">;</text:span><text:line-break/><text:span text:style-name="T11"> <text:s text:c="3"/>}</text:span><text:line-break/><text:span text:style-name="T11"> <text:s text:c="3"/></text:span><text:line-break/><text:span text:style-name="T11"> <text:s text:c="3"/></text:span><text:span text:style-name="T2">string </text:span><text:span text:style-name="T11">html, url </text:span><text:span text:style-name="T25">= </text:span><text:span text:style-name="T28">@"https://www.tools4noobs.com/?action=ajax_roman_decimal&amp;m=1&amp;number=" </text:span><text:span text:style-name="T25">+ </text:span><text:span text:style-name="T11">roman;</text:span><text:line-break/><text:line-break/><text:span text:style-name="T11"> <text:s text:c="3"/></text:span><text:span text:style-name="T32">HttpWebRequest </text:span><text:span text:style-name="T11">request </text:span><text:span text:style-name="T25">= </text:span><text:span text:style-name="T11">(</text:span><text:span text:style-name="T32">HttpWebRequest</text:span><text:span text:style-name="T11">)</text:span><text:span text:style-name="T32">WebRequest</text:span><text:span text:style-name="T11">.</text:span><text:span text:style-name="T6">Create</text:span><text:span text:style-name="T11">(url);</text:span><text:line-break/><text:span text:style-name="T11"> <text:s text:c="3"/>request.</text:span><text:span text:style-name="T44">AutomaticDecompression </text:span><text:span text:style-name="T25">= </text:span><text:span text:style-name="T41">DecompressionMethods</text:span><text:span text:style-name="T11">.</text:span><text:span text:style-name="T46">GZip</text:span><text:span text:style-name="T11">;</text:span><text:line-break/><text:line-break/><text:span text:style-name="T11"> <text:s text:c="3"/></text:span><text:span text:style-name="T2">using </text:span><text:span text:style-name="T11">(</text:span><text:span text:style-name="T32">HttpWebResponse </text:span><text:span text:style-name="T11">response </text:span><text:span text:style-name="T25">= </text:span><text:span text:style-name="T11">(</text:span><text:span text:style-name="T32">HttpWebResponse</text:span><text:span text:style-name="T11">)request.</text:span><text:span text:style-name="T6">GetResponse</text:span><text:span text:style-name="T11">())</text:span><text:line-break/><text:span text:style-name="T11"> <text:s text:c="3"/></text:span><text:span text:style-name="T2">using </text:span><text:span text:style-name="T11">(</text:span><text:span text:style-name="T32">Stream </text:span><text:span text:style-name="T11">stream </text:span><text:span text:style-name="T25">= </text:span><text:span text:style-name="T11">response.</text:span><text:span text:style-name="T6">GetResponseStream</text:span><text:span text:style-name="T11">())</text:span><text:line-break/><text:span text:style-name="T11"> <text:s text:c="3"/></text:span><text:span text:style-name="T2">using </text:span><text:span text:style-name="T11">(</text:span><text:span text:style-name="T32">StreamReader </text:span><text:span text:style-name="T11">reader </text:span><text:span text:style-name="T25">= </text:span><text:span text:style-name="T2">new </text:span><text:span text:style-name="T32">StreamReader</text:span><text:span text:style-name="T11">(stream))</text:span><text:line-break/><text:span text:style-name="T11"> <text:s text:c="3"/>{</text:span><text:line-break/><text:span text:style-name="T11"> <text:s text:c="7"/>html </text:span><text:span text:style-name="T25">= </text:span><text:span text:style-name="T11">reader.</text:span><text:span text:style-name="T6">ReadToEnd</text:span><text:span text:style-name="T11">();</text:span><text:line-break/><text:span text:style-name="T11"> <text:s text:c="3"/>}</text:span><text:line-break/><text:line-break/><text:span text:style-name="T11"> <text:s text:c="3"/></text:span><text:span text:style-name="T32">Console</text:span><text:span text:style-name="T11">.</text:span><text:span text:style-name="T6">WriteLine</text:span><text:span text:style-name="T11">(html.</text:span><text:span text:style-name="T6">Split</text:span><text:span text:style-name="T11">(</text:span><text:span text:style-name="T28">'&gt;'</text:span><text:span text:style-name="T11">)[</text:span><text:span text:style-name="T38">1</text:span><text:span text:style-name="T11">].</text:span><text:span text:style-name="T6">Split</text:span><text:span text:style-name="T11">(</text:span><text:span text:style-name="T28">'&lt;'</text:span><text:span text:style-name="T11">)[</text:span><text:span text:style-name="T38">0</text:span><text:span text:style-name="T11">]);</text:span><text:line-break/><text:span text:style-name="T11">}</text:span></text:p>
      <text:p text:style-name="P8"><text:span text:style-name="T11"/></text:p>
      <text:p text:style-name="P7"/>
      <text:p text:style-name="P6"><text:soft-page-break/>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5T23:03:15.175604118</dc:date>
    <meta:editing-duration>PT24M32S</meta:editing-duration>
    <meta:editing-cycles>5</meta:editing-cycles>
    <meta:generator>LibreOffice/6.2.6.2$Linux_X86_64 LibreOffice_project/20$Build-2</meta:generator>
    <meta:document-statistic meta:table-count="0" meta:image-count="0" meta:object-count="0" meta:page-count="7" meta:paragraph-count="29" meta:word-count="812" meta:character-count="6765" meta:non-whitespace-character-count="5047"/>
  </office:meta>
</office:document-meta>
</file>